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9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italic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ffff00"/>
    </style:style>
    <style:style style:name="T1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lad1" table:style-name="ta1">
        <table:table-column table:style-name="co1" table:default-cell-style-name="Default"/>
        <table:table-column table:style-name="co2" table:default-cell-style-name="ce23"/>
        <table:table-column table:style-name="co1" table:default-cell-style-name="Default"/>
        <table:table-column table:style-name="co2" table:default-cell-style-name="Default"/>
        <table:table-column table:style-name="co2" table:default-cell-style-name="ce23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Aasta Hansteen</text:p>
          </table:table-cell>
          <table:table-cell table:style-name="ce20" office:value-type="string" calcext:value-type="string">
            <text:p>ENUN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quinor" xlink:type="simple">Equinor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Ål_Heliport,_Medical_Center" xlink:type="simple">Ål Heliport, Medical Center</text:a></text:p>
          </table:table-cell>
          <table:table-cell table:style-name="ce21" office:value-type="string" calcext:value-type="string">
            <text:p>ENAH</text:p>
          </table:table-cell>
          <table:table-cell table:style-name="ce9" office:value-type="string" calcext:value-type="string">
            <text:p><text:a xlink:href="https://en.wikipedia.org/wiki/Ål" xlink:type="simple">Ål</text:a></text:p>
          </table:table-cell>
          <table:table-cell table:style-name="ce9" office:value-type="string" calcext:value-type="string">
            <text:p><text:a xlink:href="https://en.wikipedia.org/wiki/Buskerud" xlink:type="simple">Buskeru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re_Viken_Hospital_Trust" xlink:type="simple">Vestre Viken Hospital Trust</text:a></text:p>
          </table:table-cell>
          <table:table-cell table:style-name="ce14" office:value-type="string" calcext:value-type="string">
            <text:p>Ål helikopterplass, sjukestugu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Ålesund_Heliport,_Hospital" xlink:type="simple">Ålesund Heliport, Hospital</text:a></text:p>
          </table:table-cell>
          <table:table-cell table:style-name="ce21" office:value-type="string" calcext:value-type="string">
            <text:p>ENAX</text:p>
          </table:table-cell>
          <table:table-cell table:style-name="ce9" office:value-type="string" calcext:value-type="string">
            <text:p><text:a xlink:href="https://en.wikipedia.org/wiki/Ålesund" xlink:type="simple">Ålesund</text:a></text:p>
          </table:table-cell>
          <table:table-cell table:style-name="ce9" office:value-type="string" calcext:value-type="string">
            <text:p><text:a xlink:href="https://en.wikipedia.org/wiki/Møre_og_Romsdal" xlink:type="simple">Møre og Romsdal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Møre_og_Romsdal_Hospital_Trust" xlink:type="simple">Møre og Romsdal Hospital Trust</text:a></text:p>
          </table:table-cell>
          <table:table-cell table:style-name="ce14" office:value-type="string" calcext:value-type="string">
            <text:p>Ålesund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Albuskjell A†</text:p>
          </table:table-cell>
          <table:table-cell table:style-name="ce20" office:value-type="string" calcext:value-type="string">
            <text:p>ENX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Albuskjell F†</text:p>
          </table:table-cell>
          <table:table-cell table:style-name="ce20" office:value-type="string" calcext:value-type="string">
            <text:p>ENX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Arendal_Heliport,_Hospital" xlink:type="simple">Arendal Heliport, Hospital</text:a></text:p>
          </table:table-cell>
          <table:table-cell table:style-name="ce21" office:value-type="string" calcext:value-type="string">
            <text:p>ENAR</text:p>
          </table:table-cell>
          <table:table-cell table:style-name="ce9" office:value-type="string" calcext:value-type="string">
            <text:p><text:a xlink:href="https://en.wikipedia.org/wiki/Arendal" xlink:type="simple">Arendal</text:a></text:p>
          </table:table-cell>
          <table:table-cell table:style-name="ce9" office:value-type="string" calcext:value-type="string">
            <text:p><text:a xlink:href="https://en.wikipedia.org/wiki/Aust-Agder" xlink:type="simple">Aust-Agder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Hospital_of_Southern_Norway" xlink:type="simple">Sørlandet Hospital Trust</text:a></text:p>
          </table:table-cell>
          <table:table-cell table:style-name="ce14" table:number-columns-repeated="3"/>
        </table:table-row>
        <table:table-row table:style-name="ro1">
          <table:table-cell table:style-name="ce1" office:value-type="string" calcext:value-type="string">
            <text:p>Åseral helikopterplass, Ljosland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5" office:value-type="string" calcext:value-type="string">
            <text:p>Åsgard A</text:p>
          </table:table-cell>
          <table:table-cell table:style-name="ce20" office:value-type="string" calcext:value-type="string">
            <text:p>ENU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Åsgard B</text:p>
          </table:table-cell>
          <table:table-cell table:style-name="ce20" office:value-type="string" calcext:value-type="string">
            <text:p>ENU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Åsgard C</text:p>
          </table:table-cell>
          <table:table-cell table:style-name="ce20" office:value-type="string" calcext:value-type="string">
            <text:p>ENU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Balder</text:p>
          </table:table-cell>
          <table:table-cell table:style-name="ce20" office:value-type="string" calcext:value-type="string">
            <text:p>ENB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_Mobil" xlink:type="simple">Exxon Mob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Barentsburg_Heliport,_Heerodden" xlink:type="simple">Barentsburg Heliport, Heerodden</text:a></text:p>
          </table:table-cell>
          <table:table-cell table:style-name="ce21" office:value-type="string" calcext:value-type="string">
            <text:p>ENBA</text:p>
          </table:table-cell>
          <table:table-cell table:style-name="ce9" office:value-type="string" calcext:value-type="string">
            <text:p><text:a xlink:href="https://en.wikipedia.org/wiki/Barentsburg" xlink:type="simple">Barentsburg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Arktikugol" xlink:type="simple">Arktikugol</text:a><text:a xlink:href="https://en.wikipedia.org/wiki/List_of_heliports_in_Norway#cite_note-12" xlink:type="simple">[12]</text:a></text:p>
          </table:table-cell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Bergen_Heliport,_Grønneviksøren" xlink:type="simple">Bergen Heliport, Grønneviksøren</text:a></text:p>
          </table:table-cell>
          <table:table-cell table:style-name="ce21" office:value-type="string" calcext:value-type="string">
            <text:p>ENBG</text:p>
          </table:table-cell>
          <table:table-cell table:style-name="ce9" office:value-type="string" calcext:value-type="string">
            <text:p><text:a xlink:href="https://en.wikipedia.org/wiki/Bergen" xlink:type="simple">Bergen</text:a></text:p>
          </table:table-cell>
          <table:table-cell table:style-name="ce9" office:value-type="string" calcext:value-type="string">
            <text:p><text:a xlink:href="https://en.wikipedia.org/wiki/Hordaland" xlink:type="simple">Horda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Bergen_Hospital_Trust" xlink:type="simple">Bergen Hospital Trust</text:a></text:p>
          </table:table-cell>
          <table:table-cell table:style-name="ce14"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Haukeland_University_Hospital" xlink:type="simple">Bergen Heliport, Haukeland Hospital</text:a></text:p>
          </table:table-cell>
          <table:table-cell table:style-name="ce22" office:value-type="string" calcext:value-type="string">
            <text:p>ENBX</text:p>
          </table:table-cell>
          <table:table-cell table:style-name="ce6" office:value-type="string" calcext:value-type="string">
            <text:p><text:a xlink:href="https://en.wikipedia.org/wiki/Bergen" xlink:type="simple">Bergen</text:a></text:p>
          </table:table-cell>
          <table:table-cell table:style-name="ce6" office:value-type="string" calcext:value-type="string">
            <text:p><text:a xlink:href="https://en.wikipedia.org/wiki/Hordaland" xlink:type="simple">Hordaland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Bergen_Hospital_Trust" xlink:type="simple">Bergen Hospital Trust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Bergen_Heliport,_Nygårdstangen" xlink:type="simple">Bergen Heliport, Nygårdstangen</text:a>†</text:p>
          </table:table-cell>
          <table:table-cell table:style-name="ce22" office:value-type="string" calcext:value-type="string">
            <text:p>ENBG</text:p>
          </table:table-cell>
          <table:table-cell table:style-name="ce6" office:value-type="string" calcext:value-type="string">
            <text:p><text:a xlink:href="https://en.wikipedia.org/wiki/Bergen" xlink:type="simple">Bergen</text:a></text:p>
          </table:table-cell>
          <table:table-cell table:style-name="ce6" office:value-type="string" calcext:value-type="string">
            <text:p><text:a xlink:href="https://en.wikipedia.org/wiki/Hordaland" xlink:type="simple">Hordaland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Hordaland_County_Municipality" xlink:type="simple">Hordaland County Municipality</text:a><text:a xlink:href="https://en.wikipedia.org/wiki/List_of_heliports_in_Norway#cite_note-13" xlink:type="simple">[13]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/index.php?title=Bjørnøya_Heliport&amp;action=edit&amp;redlink=1" xlink:type="simple">Bjørnøya Heliport</text:a></text:p>
          </table:table-cell>
          <table:table-cell table:style-name="ce21" office:value-type="string" calcext:value-type="string">
            <text:p>ENBJ</text:p>
          </table:table-cell>
          <table:table-cell table:style-name="ce9" office:value-type="string" calcext:value-type="string">
            <text:p><text:a xlink:href="https://en.wikipedia.org/w/index.php?title=Bjørnøya_Radio&amp;action=edit&amp;redlink=1" xlink:type="simple">Bjørnøya Radio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Norwegian_Meteorological_Institute" xlink:type="simple">Norwegian Meteorological Institute</text:a><text:a xlink:href="https://en.wikipedia.org/wiki/List_of_heliports_in_Norway#cite_note-14" xlink:type="simple">[14]</text:a></text:p>
          </table:table-cell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Brage A</text:p>
          </table:table-cell>
          <table:table-cell table:style-name="ce20" office:value-type="string" calcext:value-type="string">
            <text:p>ENQD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Wintershall" xlink:type="simple">Wintershal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Bykle Heliport, Hovden</text:p>
          </table:table-cell>
          <table:table-cell table:style-name="ce22" office:value-type="string" calcext:value-type="string">
            <text:p>—</text:p>
          </table:table-cell>
          <table:table-cell table:style-name="ce6" office:value-type="string" calcext:value-type="string">
            <text:p><text:a xlink:href="https://en.wikipedia.org/wiki/Bykle" xlink:type="simple">Bykle</text:a></text:p>
          </table:table-cell>
          <table:table-cell table:style-name="ce6" office:value-type="string" calcext:value-type="string">
            <text:p><text:a xlink:href="https://en.wikipedia.org/wiki/Aust-Agder" xlink:type="simple">Aust-Agder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Fjellfly</text:p>
          </table:table-cell>
          <table:table-cell office:value-type="string" calcext:value-type="string">
            <text:p>Bykle helikopterplass, Hovde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od†</text:p>
          </table:table-cell>
          <table:table-cell table:style-name="ce20" office:value-type="string" calcext:value-type="string">
            <text:p>ENX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Drammen_Hospital" xlink:type="simple">Drammen Heliport, Hospital</text:a></text:p>
          </table:table-cell>
          <table:table-cell table:style-name="ce21" office:value-type="string" calcext:value-type="string">
            <text:p>ENDH</text:p>
          </table:table-cell>
          <table:table-cell table:style-name="ce9" office:value-type="string" calcext:value-type="string">
            <text:p><text:a xlink:href="https://en.wikipedia.org/wiki/Drammen" xlink:type="simple">Drammen</text:a></text:p>
          </table:table-cell>
          <table:table-cell table:style-name="ce9" office:value-type="string" calcext:value-type="string">
            <text:p><text:a xlink:href="https://en.wikipedia.org/wiki/Buskerud" xlink:type="simple">Buskeru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re_Viken_Hospital_Trust" xlink:type="simple">Vestre Viken Hospital Trust</text:a></text:p>
          </table:table-cell>
          <table:table-cell table:style-name="ce14" office:value-type="string" calcext:value-type="string">
            <text:p>Drammen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Dombås_Heliport,_Brunshaugen" xlink:type="simple">Dombås Heliport, Brunshaugen</text:a></text:p>
          </table:table-cell>
          <table:table-cell table:style-name="ce21" office:value-type="string" calcext:value-type="string">
            <text:p>ENDB</text:p>
          </table:table-cell>
          <table:table-cell table:style-name="ce9" office:value-type="string" calcext:value-type="string">
            <text:p><text:a xlink:href="https://en.wikipedia.org/wiki/Dovre" xlink:type="simple">Dovre</text:a></text:p>
          </table:table-cell>
          <table:table-cell table:style-name="ce9" office:value-type="string" calcext:value-type="string">
            <text:p><text:a xlink:href="https://en.wikipedia.org/wiki/Oppland" xlink:type="simple">Opp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sk_Luftambulanse" xlink:type="simple">Norsk Luftambulanse</text:a></text:p>
          </table:table-cell>
          <table:table-cell table:style-name="ce14" office:value-type="string" calcext:value-type="string">
            <text:p>Dombås helikopterplass, Brunshagen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Draupner_platform" xlink:type="simple">Draupner</text:a></text:p>
          </table:table-cell>
          <table:table-cell table:style-name="ce20" office:value-type="string" calcext:value-type="string">
            <text:p>ENDP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Draugen_oil_field" xlink:type="simple">Draugen</text:a></text:p>
          </table:table-cell>
          <table:table-cell table:style-name="ce20" office:value-type="string" calcext:value-type="string">
            <text:p>END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Royal_Dutch_Shell" xlink:type="simple">Royal Dutch Shel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Edda†</text:p>
          </table:table-cell>
          <table:table-cell table:style-name="ce20" office:value-type="string" calcext:value-type="string">
            <text:p>ENX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Phillips_Petroleum_Company" xlink:type="simple">Phillips Petroleum Company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A</text:a></text:p>
          </table:table-cell>
          <table:table-cell table:style-name="ce20" office:value-type="string" calcext:value-type="string">
            <text:p>ENX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H</text:a></text:p>
          </table:table-cell>
          <table:table-cell table:style-name="ce20" office:value-type="string" calcext:value-type="string">
            <text:p>ENE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K</text:a></text:p>
          </table:table-cell>
          <table:table-cell table:style-name="ce20" office:value-type="string" calcext:value-type="string">
            <text:p>ENX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L</text:a></text:p>
          </table:table-cell>
          <table:table-cell table:style-name="ce20" office:value-type="string" calcext:value-type="string">
            <text:p>ENL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ldfisk A</text:a></text:p>
          </table:table-cell>
          <table:table-cell table:style-name="ce20" office:value-type="string" calcext:value-type="string">
            <text:p>ENXL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ldfisk B</text:a></text:p>
          </table:table-cell>
          <table:table-cell table:style-name="ce20" office:value-type="string" calcext:value-type="string">
            <text:p>ENX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ldfisk S</text:a></text:p>
          </table:table-cell>
          <table:table-cell table:style-name="ce20" office:value-type="string" calcext:value-type="string">
            <text:p>ENW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Embla</text:p>
          </table:table-cell>
          <table:table-cell table:style-name="ce20" office:value-type="string" calcext:value-type="string">
            <text:p>ENXM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Elverum_Hospital" xlink:type="simple">Elverum Heliport, Innlandet Hospital</text:a></text:p>
          </table:table-cell>
          <table:table-cell table:style-name="ce21" office:value-type="string" calcext:value-type="string">
            <text:p>ENEL</text:p>
          </table:table-cell>
          <table:table-cell table:style-name="ce9" office:value-type="string" calcext:value-type="string">
            <text:p><text:a xlink:href="https://en.wikipedia.org/wiki/Elverum" xlink:type="simple">Elverum</text:a></text:p>
          </table:table-cell>
          <table:table-cell table:style-name="ce9" office:value-type="string" calcext:value-type="string">
            <text:p><text:a xlink:href="https://en.wikipedia.org/wiki/Hedmark" xlink:type="simple">Hedmark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Innlandet_Hospital_Trust" xlink:type="simple">Innlandet Hospital Trust</text:a></text:p>
          </table:table-cell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Fedje_Heliport,_Høgden" xlink:type="simple">Fedje Heliport, Høgden</text:a></text:p>
          </table:table-cell>
          <table:table-cell table:style-name="ce21" office:value-type="string" calcext:value-type="string">
            <text:p>ENFJ</text:p>
          </table:table-cell>
          <table:table-cell table:style-name="ce9" office:value-type="string" calcext:value-type="string">
            <text:p><text:a xlink:href="https://en.wikipedia.org/wiki/Fedje" xlink:type="simple">Fedje</text:a></text:p>
          </table:table-cell>
          <table:table-cell table:style-name="ce9" office:value-type="string" calcext:value-type="string">
            <text:p><text:a xlink:href="https://en.wikipedia.org/wiki/Hordaland" xlink:type="simple">Horda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Fedje Municipality</text:p>
          </table:table-cell>
          <table:table-cell table:style-name="ce14" office:value-type="string" calcext:value-type="string">
            <text:p>Fedje helikopterplass, Høgden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Førde_Heliport,_Central_Hospital" xlink:type="simple">Førde Heliport, Central Hospital</text:a></text:p>
          </table:table-cell>
          <table:table-cell table:style-name="ce21" office:value-type="string" calcext:value-type="string">
            <text:p>ENFD</text:p>
          </table:table-cell>
          <table:table-cell table:style-name="ce9" office:value-type="string" calcext:value-type="string">
            <text:p><text:a xlink:href="https://en.wikipedia.org/wiki/Førde" xlink:type="simple">Førde</text:a></text:p>
          </table:table-cell>
          <table:table-cell table:style-name="ce9" office:value-type="string" calcext:value-type="string">
            <text:p><text:a xlink:href="https://en.wikipedia.org/wiki/Sogn_og_Fjordane" xlink:type="simple">Sogn og Fjordane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Førde_Hospital_Trust" xlink:type="simple">Førde Hospital Trust</text:a></text:p>
          </table:table-cell>
          <table:table-cell table:style-name="ce14" office:value-type="string" calcext:value-type="string">
            <text:p>Førde helikopterplass, sju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Frigg_gas_field" xlink:type="simple">Frigg</text:a>†</text:p>
          </table:table-cell>
          <table:table-cell table:style-name="ce20" office:value-type="string" calcext:value-type="string">
            <text:p>ENF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Frigg_gas_field" xlink:type="simple">Frigg CDP1</text:a>†</text:p>
          </table:table-cell>
          <table:table-cell table:style-name="ce20" office:value-type="string" calcext:value-type="string">
            <text:p>ENWQ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Frigg_gas_field" xlink:type="simple">Frigg DP2</text:a>†</text:p>
          </table:table-cell>
          <table:table-cell table:style-name="ce20" office:value-type="string" calcext:value-type="string">
            <text:p>ENXQ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Frøy†</text:p>
          </table:table-cell>
          <table:table-cell table:style-name="ce20" office:value-type="string" calcext:value-type="string">
            <text:p>ENXY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rane_oil_field" xlink:type="simple">Grane</text:a></text:p>
          </table:table-cell>
          <table:table-cell table:style-name="ce20" office:value-type="string" calcext:value-type="string">
            <text:p>ENXW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Gudrun</text:p>
          </table:table-cell>
          <table:table-cell table:style-name="ce20" office:value-type="string" calcext:value-type="string">
            <text:p>ENWG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A</text:a></text:p>
          </table:table-cell>
          <table:table-cell table:style-name="ce20" office:value-type="string" calcext:value-type="string">
            <text:p>ENG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A SPM1</text:a>†</text:p>
          </table:table-cell>
          <table:table-cell table:style-name="ce20" office:value-type="string" calcext:value-type="string">
            <text:p>ENQH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A SPM2</text:a>†</text:p>
          </table:table-cell>
          <table:table-cell table:style-name="ce20" office:value-type="string" calcext:value-type="string">
            <text:p>ENQI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B</text:a></text:p>
          </table:table-cell>
          <table:table-cell table:style-name="ce20" office:value-type="string" calcext:value-type="string">
            <text:p>ENQG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C</text:a></text:p>
          </table:table-cell>
          <table:table-cell table:style-name="ce20" office:value-type="string" calcext:value-type="string">
            <text:p>ENG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yda_Oil_Field" xlink:type="simple">Gyda</text:a></text:p>
          </table:table-cell>
          <table:table-cell table:style-name="ce20" office:value-type="string" calcext:value-type="string">
            <text:p>ENXG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alisman_Energy" xlink:type="simple">Talisman Energy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Harstad Airport, Stangnes South</text:p>
          </table:table-cell>
          <table:table-cell table:style-name="ce21" office:value-type="string" calcext:value-type="string">
            <text:p>ENHR</text:p>
          </table:table-cell>
          <table:table-cell table:style-name="ce9" office:value-type="string" calcext:value-type="string">
            <text:p><text:a xlink:href="https://en.wikipedia.org/wiki/Harstad" xlink:type="simple">Harstad</text:a></text:p>
          </table:table-cell>
          <table:table-cell table:style-name="ce9" office:value-type="string" calcext:value-type="string">
            <text:p><text:a xlink:href="https://en.wikipedia.org/wiki/Troms" xlink:type="simple">Troms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Heli-Team</text:p>
          </table:table-cell>
          <table:table-cell table:style-name="ce14" office:value-type="string" calcext:value-type="string">
            <text:p>Harstad helikopterplass, Stangnes syd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/index.php?title=Harstad_Hospital&amp;action=edit&amp;redlink=1" xlink:type="simple">Harstad Heliport, Hospital</text:a></text:p>
          </table:table-cell>
          <table:table-cell table:style-name="ce21" office:value-type="string" calcext:value-type="string">
            <text:p>ENHH</text:p>
          </table:table-cell>
          <table:table-cell table:style-name="ce9" office:value-type="string" calcext:value-type="string">
            <text:p><text:a xlink:href="https://en.wikipedia.org/wiki/Harstad" xlink:type="simple">Harstad</text:a></text:p>
          </table:table-cell>
          <table:table-cell table:style-name="ce9" office:value-type="string" calcext:value-type="string">
            <text:p><text:a xlink:href="https://en.wikipedia.org/wiki/Troms" xlink:type="simple">Troms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University_Hospital_of_North_Norway" xlink:type="simple">University Hospital of North Norway</text:a></text:p>
          </table:table-cell>
          <table:table-cell table:style-name="ce14" office:value-type="string" calcext:value-type="string">
            <text:p>Harstad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/index.php?title=Haugesund_Hospital&amp;action=edit&amp;redlink=1" xlink:type="simple">Haugesund Heliport, Haugesund Hospital</text:a></text:p>
          </table:table-cell>
          <table:table-cell table:style-name="ce21" office:value-type="string" calcext:value-type="string">
            <text:p>ENHX</text:p>
          </table:table-cell>
          <table:table-cell table:style-name="ce9" office:value-type="string" calcext:value-type="string">
            <text:p><text:a xlink:href="https://en.wikipedia.org/wiki/Haugesund" xlink:type="simple">Haugesund</text:a></text:p>
          </table:table-cell>
          <table:table-cell table:style-name="ce9" office:value-type="string" calcext:value-type="string">
            <text:p><text:a xlink:href="https://en.wikipedia.org/wiki/Rogaland" xlink:type="simple">Roga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Fonna_Hospital_Trust" xlink:type="simple">Fonna Hospital Trust</text:a></text:p>
          </table:table-cell>
          <table:table-cell table:style-name="ce14" office:value-type="string" calcext:value-type="string">
            <text:p>Haugesund helikopterplass, Hauges. sjukehus HF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Heidrun_oil_field" xlink:type="simple">Heidrun</text:a></text:p>
          </table:table-cell>
          <table:table-cell table:style-name="ce20" office:value-type="string" calcext:value-type="string">
            <text:p>ENH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Heimdal_gas_field" xlink:type="simple">Heimdal</text:a></text:p>
          </table:table-cell>
          <table:table-cell table:style-name="ce20" office:value-type="string" calcext:value-type="string">
            <text:p>ENHM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Hod</text:p>
          </table:table-cell>
          <table:table-cell table:style-name="ce20" office:value-type="string" calcext:value-type="string">
            <text:p>ENXH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Ringerike_Hospital" xlink:type="simple">Hønefoss Heliport, Ringerike Hospital</text:a></text:p>
          </table:table-cell>
          <table:table-cell table:style-name="ce21" office:value-type="string" calcext:value-type="string">
            <text:p>ENRX</text:p>
          </table:table-cell>
          <table:table-cell table:style-name="ce9" office:value-type="string" calcext:value-type="string">
            <text:p><text:a xlink:href="https://en.wikipedia.org/wiki/Ringerike_(municipality)" xlink:type="simple">Ringerike</text:a></text:p>
          </table:table-cell>
          <table:table-cell table:style-name="ce9" office:value-type="string" calcext:value-type="string">
            <text:p><text:a xlink:href="https://en.wikipedia.org/wiki/Buskerud" xlink:type="simple">Buskeru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re_Viken_Hospital_Trust" xlink:type="simple">Vestre Viken Hospital Trust</text:a></text:p>
          </table:table-cell>
          <table:table-cell table:style-name="ce14" office:value-type="string" calcext:value-type="string">
            <text:p>Hønefoss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/index.php?title=Hopen_Heliport&amp;action=edit&amp;redlink=1" xlink:type="simple">Hopen Heliport</text:a></text:p>
          </table:table-cell>
          <table:table-cell table:style-name="ce21" office:value-type="string" calcext:value-type="string">
            <text:p>ENHO</text:p>
          </table:table-cell>
          <table:table-cell table:style-name="ce9" office:value-type="string" calcext:value-type="string">
            <text:p><text:a xlink:href="https://en.wikipedia.org/wiki/Hopen_Radio" xlink:type="simple">Hopen Radio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Norwegian_Meteorological_Institute" xlink:type="simple">Norwegian Meteorological Institute</text:a><text:a xlink:href="https://en.wikipedia.org/wiki/List_of_heliports_in_Norway#cite_note-15" xlink:type="simple">[15]</text:a></text:p>
          </table:table-cell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Huldra</text:p>
          </table:table-cell>
          <table:table-cell table:style-name="ce20" office:value-type="string" calcext:value-type="string">
            <text:p>ENQU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/index.php?title=Isfjord_Heliport&amp;action=edit&amp;redlink=1" xlink:type="simple">Isfjord Heliport</text:a></text:p>
          </table:table-cell>
          <table:table-cell table:style-name="ce21" office:value-type="string" calcext:value-type="string">
            <text:p>ENIS</text:p>
          </table:table-cell>
          <table:table-cell table:style-name="ce9" office:value-type="string" calcext:value-type="string">
            <text:p><text:a xlink:href="https://en.wikipedia.org/wiki/Isfjord_Radio" xlink:type="simple">Isfjord Radio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Telenor" xlink:type="simple">Telenor</text:a><text:a xlink:href="https://en.wikipedia.org/wiki/List_of_heliports_in_Norway#cite_note-16" xlink:type="simple">[16]</text:a></text:p>
          </table:table-cell>
          <table:table-cell table:style-name="ce14" table:number-columns-repeated="3"/>
        </table:table-row>
        <table:table-row table:style-name="ro1">
          <table:table-cell table:style-name="ce1" office:value-type="string" calcext:value-type="string">
            <text:p>Jessheim helikopterplass, LHL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5" office:value-type="string" calcext:value-type="string">
            <text:p>Jotun A</text:p>
          </table:table-cell>
          <table:table-cell table:style-name="ce20" office:value-type="string" calcext:value-type="string">
            <text:p>ENXN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Mobil" xlink:type="simple">ExxonMob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Jotun B</text:p>
          </table:table-cell>
          <table:table-cell table:style-name="ce20" office:value-type="string" calcext:value-type="string">
            <text:p>ENXU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Mobil" xlink:type="simple">ExxonMobi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/index.php?title=Kinsarvik_Heliport,_Vetlemoen&amp;action=edit&amp;redlink=1" xlink:type="simple">Kinsarvik Heliport, Vetlemoen</text:a></text:p>
          </table:table-cell>
          <table:table-cell table:style-name="ce22" office:value-type="string" calcext:value-type="string">
            <text:p>—</text:p>
          </table:table-cell>
          <table:table-cell table:style-name="ce6" office:value-type="string" calcext:value-type="string">
            <text:p><text:a xlink:href="https://en.wikipedia.org/wiki/Ullensvang" xlink:type="simple">Ullensvang</text:a></text:p>
          </table:table-cell>
          <table:table-cell table:style-name="ce6" office:value-type="string" calcext:value-type="string">
            <text:p><text:a xlink:href="https://en.wikipedia.org/wiki/Hordaland" xlink:type="simple">Hordaland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Ullensvang Municipality</text:p>
          </table:table-cell>
          <table:table-cell office:value-type="string" calcext:value-type="string">
            <text:p>Kinsarvik helikopterplass, Vetlemoe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en.wikipedia.org/wiki/Sørlandet_Hospital_Kristiansand" xlink:type="simple">Kristiansand Heliport, Hospital</text:a></text:p>
          </table:table-cell>
          <table:table-cell table:style-name="ce22" office:value-type="string" calcext:value-type="string">
            <text:p>ENKH</text:p>
          </table:table-cell>
          <table:table-cell table:style-name="ce6" office:value-type="string" calcext:value-type="string">
            <text:p><text:a xlink:href="https://en.wikipedia.org/wiki/Kristiansand" xlink:type="simple">Kristiansand</text:a></text:p>
          </table:table-cell>
          <table:table-cell table:style-name="ce6" office:value-type="string" calcext:value-type="string">
            <text:p><text:a xlink:href="https://en.wikipedia.org/wiki/Vest-Agder" xlink:type="simple">Vest-Agder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Hospital_of_Southern_Norway" xlink:type="simple">Sørlandet Hospital Trust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/index.php?title=Kristiansund_Hospital&amp;action=edit&amp;redlink=1" xlink:type="simple">Kristiansund Heliport, Hospital</text:a></text:p>
          </table:table-cell>
          <table:table-cell table:style-name="ce21" office:value-type="string" calcext:value-type="string">
            <text:p>ENKS</text:p>
          </table:table-cell>
          <table:table-cell table:style-name="ce9" office:value-type="string" calcext:value-type="string">
            <text:p><text:a xlink:href="https://en.wikipedia.org/wiki/Kristiansund" xlink:type="simple">Kristiansund</text:a></text:p>
          </table:table-cell>
          <table:table-cell table:style-name="ce9" office:value-type="string" calcext:value-type="string">
            <text:p><text:a xlink:href="https://en.wikipedia.org/wiki/Møre_og_Romsdal" xlink:type="simple">Møre og Romsdal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Møre_og_Romsdal_Hospital_Trust" xlink:type="simple">Møre og Romsdal Hospital Trust</text:a></text:p>
          </table:table-cell>
          <table:table-cell table:style-name="ce14" office:value-type="string" calcext:value-type="string">
            <text:p>Kristiansund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Kristin</text:p>
          </table:table-cell>
          <table:table-cell table:style-name="ce20" office:value-type="string" calcext:value-type="string">
            <text:p>ENU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Kvitebjørn</text:p>
          </table:table-cell>
          <table:table-cell table:style-name="ce20" office:value-type="string" calcext:value-type="string">
            <text:p>ENQ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Levanger helikopterplass, sykehuse</text:p>
          </table:table-cell>
          <table:table-cell table:style-name="ce21" office:value-type="string" calcext:value-type="string">
            <text:p>ENYY</text:p>
          </table:table-cell>
          <table:table-cell table:style-name="ce27"/>
          <table:table-cell table:style-name="ce9"/>
          <table:table-cell table:style-name="ce21"/>
          <table:table-cell table:style-name="ce9"/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Lillehammer_Hospital" xlink:type="simple">Lillehammer Heliport, Innlandet Hospital</text:a></text:p>
          </table:table-cell>
          <table:table-cell table:style-name="ce21" office:value-type="string" calcext:value-type="string">
            <text:p>ENLH</text:p>
          </table:table-cell>
          <table:table-cell table:style-name="ce9" office:value-type="string" calcext:value-type="string">
            <text:p><text:a xlink:href="https://en.wikipedia.org/wiki/Lillehammer" xlink:type="simple">Lillehammer</text:a></text:p>
          </table:table-cell>
          <table:table-cell table:style-name="ce9" office:value-type="string" calcext:value-type="string">
            <text:p><text:a xlink:href="https://en.wikipedia.org/wiki/Oppland" xlink:type="simple">Opp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Innlandet_Hospital_Trust" xlink:type="simple">Innlandet Hospital Trust</text:a></text:p>
          </table:table-cell>
          <table:table-cell table:style-name="ce14" office:value-type="string" calcext:value-type="string">
            <text:p>Lillehammer helikopterplass, Sykehuset 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Lørenskog_Heliport,_Ahus" xlink:type="simple">Lørenskog Heliport, Ahus</text:a></text:p>
          </table:table-cell>
          <table:table-cell table:style-name="ce21" office:value-type="string" calcext:value-type="string">
            <text:p>ENLX</text:p>
          </table:table-cell>
          <table:table-cell table:style-name="ce9" office:value-type="string" calcext:value-type="string">
            <text:p><text:a xlink:href="https://en.wikipedia.org/wiki/Lørenskog" xlink:type="simple">Lørenskog</text:a></text:p>
          </table:table-cell>
          <table:table-cell table:style-name="ce9" office:value-type="string" calcext:value-type="string">
            <text:p><text:a xlink:href="https://en.wikipedia.org/wiki/Akershus" xlink:type="simple">Akershus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Oslo_University_Hospital" xlink:type="simple">Oslo University Hospital</text:a></text:p>
          </table:table-cell>
          <table:table-cell table:style-name="ce14" office:value-type="string" calcext:value-type="string">
            <text:p>Lørenskog helikopterplass, AHUS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/index.php?title=Molde_Hospital&amp;action=edit&amp;redlink=1" xlink:type="simple">Molde Heliport, Hospital</text:a></text:p>
          </table:table-cell>
          <table:table-cell table:style-name="ce21" office:value-type="string" calcext:value-type="string">
            <text:p>ENMP</text:p>
          </table:table-cell>
          <table:table-cell table:style-name="ce9" office:value-type="string" calcext:value-type="string">
            <text:p><text:a xlink:href="https://en.wikipedia.org/wiki/Molde" xlink:type="simple">Molde</text:a></text:p>
          </table:table-cell>
          <table:table-cell table:style-name="ce9" office:value-type="string" calcext:value-type="string">
            <text:p><text:a xlink:href="https://en.wikipedia.org/wiki/Møre_og_Romsdal" xlink:type="simple">Møre og Romsdal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Møre_og_Romsdal_Hospital_Trust" xlink:type="simple">Møre og Romsdal Hospital Trust</text:a></text:p>
          </table:table-cell>
          <table:table-cell table:style-name="ce14" office:value-type="string" calcext:value-type="string">
            <text:p>Molde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Narvik Heliport, Djupvik</text:p>
          </table:table-cell>
          <table:table-cell table:style-name="ce21" office:value-type="string" calcext:value-type="string">
            <text:p>ENND</text:p>
          </table:table-cell>
          <table:table-cell table:style-name="ce9" office:value-type="string" calcext:value-type="string">
            <text:p><text:a xlink:href="https://en.wikipedia.org/wiki/Narvik" xlink:type="simple">Narvik</text:a></text:p>
          </table:table-cell>
          <table:table-cell table:style-name="ce9" office:value-type="string" calcext:value-type="string">
            <text:p><text:a xlink:href="https://en.wikipedia.org/wiki/Nordland" xlink:type="simple">Nord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Helitrans" xlink:type="simple">Helitrans</text:a></text:p>
          </table:table-cell>
          <table:table-cell table:style-name="ce14" office:value-type="string" calcext:value-type="string">
            <text:p>Narvik helikopterplass, Djupvik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Narvik helikopterplass, Furumoen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Namsos_Hospital" xlink:type="simple">Namsos Heliport, Hospital</text:a></text:p>
          </table:table-cell>
          <table:table-cell table:style-name="ce21" office:value-type="string" calcext:value-type="string">
            <text:p>ENNH</text:p>
          </table:table-cell>
          <table:table-cell table:style-name="ce9" office:value-type="string" calcext:value-type="string">
            <text:p><text:a xlink:href="https://en.wikipedia.org/wiki/Namsos" xlink:type="simple">Namsos</text:a></text:p>
          </table:table-cell>
          <table:table-cell table:style-name="ce9" office:value-type="string" calcext:value-type="string">
            <text:p><text:a xlink:href="https://en.wikipedia.org/wiki/Nord-Trøndelag" xlink:type="simple">Nord-Trøndelag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d-Trøndelag_Hospital_Trust" xlink:type="simple">Nord-Trøndelag Hospital Trust</text:a></text:p>
          </table:table-cell>
          <table:table-cell table:style-name="ce14" office:value-type="string" calcext:value-type="string">
            <text:p>Namsos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Njord A</text:p>
          </table:table-cell>
          <table:table-cell table:style-name="ce20" office:value-type="string" calcext:value-type="string">
            <text:p>ENNJ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Njord B (being upgraded)</text:p>
          </table:table-cell>
          <table:table-cell table:style-name="ce20" office:value-type="string" calcext:value-type="string">
            <text:p>Not assigned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Haugesund" xlink:type="simple">Haugesund</text:a></text:p>
          </table:table-cell>
          <table:table-cell table:style-name="ce20" office:value-type="string" calcext:value-type="string">
            <text:p>A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Nordlandssykehuset Bodø</text:p>
          </table:table-cell>
          <table:table-cell table:style-name="ce20"/>
          <table:table-cell table:style-name="ce10"/>
          <table:table-cell table:style-name="ce12"/>
          <table:table-cell table:style-name="ce20"/>
          <table:table-cell table:style-name="ce12"/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Norne_oil_field" xlink:type="simple">Norne A</text:a></text:p>
          </table:table-cell>
          <table:table-cell table:style-name="ce20" office:value-type="string" calcext:value-type="string">
            <text:p>ENN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oil_field" xlink:type="simple">Oseberg A</text:a></text:p>
          </table:table-cell>
          <table:table-cell table:style-name="ce20" office:value-type="string" calcext:value-type="string">
            <text:p>ENO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oil_field" xlink:type="simple">Oseberg C</text:a></text:p>
          </table:table-cell>
          <table:table-cell table:style-name="ce20" office:value-type="string" calcext:value-type="string">
            <text:p>ENO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East" xlink:type="simple">Oseberg East</text:a></text:p>
          </table:table-cell>
          <table:table-cell table:style-name="ce20" office:value-type="string" calcext:value-type="string">
            <text:p>ENQ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South" xlink:type="simple">Oseberg South</text:a></text:p>
          </table:table-cell>
          <table:table-cell table:style-name="ce20" office:value-type="string" calcext:value-type="string">
            <text:p>ENQO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Rikshospitalet" xlink:type="simple">Oslo Heliport, Rikshospitalet</text:a></text:p>
          </table:table-cell>
          <table:table-cell table:style-name="ce22" office:value-type="string" calcext:value-type="string">
            <text:p>ENRH</text:p>
          </table:table-cell>
          <table:table-cell table:style-name="ce6" office:value-type="string" calcext:value-type="string">
            <text:p><text:a xlink:href="https://en.wikipedia.org/wiki/Oslo" xlink:type="simple">Oslo</text:a></text:p>
          </table:table-cell>
          <table:table-cell table:style-name="ce6" office:value-type="string" calcext:value-type="string">
            <text:p><text:a xlink:href="https://en.wikipedia.org/wiki/Oslo" xlink:type="simple">Oslo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Oslo_University_Hospital" xlink:type="simple">Oslo University Hospital</text:a></text:p>
          </table:table-cell>
          <table:table-cell office:value-type="string" calcext:value-type="string">
            <text:p>Oslo helikopterplass, Rikshospitale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slo helikopterplass, Taraldrud</text:p>
          </table:table-cell>
          <table:table-cell table:style-name="ce22" office:value-type="string" calcext:value-type="string">
            <text:p>ENTX</text:p>
          </table:table-cell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Oslo_University_Hospital,_Ullevål" xlink:type="simple">Oslo Heliport, Ullevål</text:a></text:p>
          </table:table-cell>
          <table:table-cell table:style-name="ce21" office:value-type="string" calcext:value-type="string">
            <text:p>ENUH</text:p>
          </table:table-cell>
          <table:table-cell table:style-name="ce9" office:value-type="string" calcext:value-type="string">
            <text:p><text:a xlink:href="https://en.wikipedia.org/wiki/Oslo" xlink:type="simple">Oslo</text:a></text:p>
          </table:table-cell>
          <table:table-cell table:style-name="ce9" office:value-type="string" calcext:value-type="string">
            <text:p><text:a xlink:href="https://en.wikipedia.org/wiki/Oslo" xlink:type="simple">Oslo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Oslo_University_Hospital" xlink:type="simple">Oslo University Hospital</text:a></text:p>
          </table:table-cell>
          <table:table-cell table:style-name="ce14" office:value-type="string" calcext:value-type="string">
            <text:p>Oslo helikopterplass, Ullevål</text:p>
          </table:table-cell>
          <table:table-cell table:style-name="ce14" table:number-columns-repeated="2"/>
        </table:table-row>
        <table:table-row table:style-name="ro1">
          <table:table-cell table:style-name="ce19" office:value-type="string" calcext:value-type="string">
            <text:p>Petrojarl Knarr</text:p>
          </table:table-cell>
          <table:table-cell table:style-name="ce20" office:value-type="string" calcext:value-type="string">
            <text:p>ENQP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G_Group" xlink:type="simple">BG Group</text:a></text:p>
          </table:table-cell>
          <table:table-cell table:style-name="ce15" table:number-columns-repeated="3"/>
        </table:table-row>
        <table:table-row table:style-name="ro1">
          <table:table-cell table:style-name="ce19" office:value-type="string" calcext:value-type="string">
            <text:p>Petrojarl Varg†</text:p>
          </table:table-cell>
          <table:table-cell table:style-name="ce20" office:value-type="string" calcext:value-type="string">
            <text:p>ENXP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alisman_Energy" xlink:type="simple">Talisman Energy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Pyramiden_Heliport" xlink:type="simple">Pyramiden Heliport</text:a></text:p>
          </table:table-cell>
          <table:table-cell table:style-name="ce21" office:value-type="string" calcext:value-type="string">
            <text:p>ENPY</text:p>
          </table:table-cell>
          <table:table-cell table:style-name="ce9" office:value-type="string" calcext:value-type="string">
            <text:p><text:a xlink:href="https://en.wikipedia.org/wiki/Pyramiden" xlink:type="simple">Pyramiden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Arktikugol" xlink:type="simple">Arktikugol</text:a><text:a xlink:href="https://en.wikipedia.org/wiki/List_of_heliports_in_Norway#cite_note-17" xlink:type="simple">[17]</text:a></text:p>
          </table:table-cell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Ringhorne</text:p>
          </table:table-cell>
          <table:table-cell table:style-name="ce20" office:value-type="string" calcext:value-type="string">
            <text:p>ENXO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Mobil" xlink:type="simple">ExxonMob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/index.php?title=Sandnessjøen_Hospital&amp;action=edit&amp;redlink=1" xlink:type="simple">Sandnessjøen Heliport, Hospital</text:a></text:p>
          </table:table-cell>
          <table:table-cell table:style-name="ce21" office:value-type="string" calcext:value-type="string">
            <text:p>ENSJ</text:p>
          </table:table-cell>
          <table:table-cell table:style-name="ce9" office:value-type="string" calcext:value-type="string">
            <text:p><text:a xlink:href="https://en.wikipedia.org/wiki/Alstahaug" xlink:type="simple">Alstahaug</text:a></text:p>
          </table:table-cell>
          <table:table-cell table:style-name="ce9" office:value-type="string" calcext:value-type="string">
            <text:p><text:a xlink:href="https://en.wikipedia.org/wiki/Nordland" xlink:type="simple">Nord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Helgeland_Hospital_Trust" xlink:type="simple">Helgeland Hospital Trust</text:a></text:p>
          </table:table-cell>
          <table:table-cell table:style-name="ce14" office:value-type="string" calcext:value-type="string">
            <text:p>Sandnessjøen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Sarpsborg helikopterplass, sykehuset</text:p>
          </table:table-cell>
          <table:table-cell table:style-name="ce21" office:value-type="string" calcext:value-type="string">
            <text:p>ENSP</text:p>
          </table:table-cell>
          <table:table-cell table:style-name="ce9" table:number-columns-repeated="2"/>
          <table:table-cell table:style-name="ce21"/>
          <table:table-cell table:style-name="ce9"/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Skarv</text:p>
          </table:table-cell>
          <table:table-cell table:style-name="ce20" office:value-type="string" calcext:value-type="string">
            <text:p>ENU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Skien_Hospital" xlink:type="simple">Skien Heliport, Hospital</text:a></text:p>
          </table:table-cell>
          <table:table-cell table:style-name="ce21" office:value-type="string" calcext:value-type="string">
            <text:p>ENTE</text:p>
          </table:table-cell>
          <table:table-cell table:style-name="ce9" office:value-type="string" calcext:value-type="string">
            <text:p><text:a xlink:href="https://en.wikipedia.org/wiki/Skien" xlink:type="simple">Skien</text:a></text:p>
          </table:table-cell>
          <table:table-cell table:style-name="ce9" office:value-type="string" calcext:value-type="string">
            <text:p><text:a xlink:href="https://en.wikipedia.org/wiki/Telemark" xlink:type="simple">Telemark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Telemark_Hospital_Trust" xlink:type="simple">Telemark Hospital Trust</text:a></text:p>
          </table:table-cell>
          <table:table-cell table:style-name="ce14" office:value-type="string" calcext:value-type="string">
            <text:p>Skien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Sleipner_gas_field" xlink:type="simple">Sleipner A</text:a></text:p>
          </table:table-cell>
          <table:table-cell table:style-name="ce20" office:value-type="string" calcext:value-type="string">
            <text:p>ENSL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leipner_gas_field" xlink:type="simple">Sleipner B</text:a></text:p>
          </table:table-cell>
          <table:table-cell table:style-name="ce20" office:value-type="string" calcext:value-type="string">
            <text:p>ENXZ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norre_oil_field" xlink:type="simple">Snorre A</text:a></text:p>
          </table:table-cell>
          <table:table-cell table:style-name="ce20" office:value-type="string" calcext:value-type="string">
            <text:p>ENS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norre_oil_field" xlink:type="simple">Snorre B</text:a></text:p>
          </table:table-cell>
          <table:table-cell table:style-name="ce20" office:value-type="string" calcext:value-type="string">
            <text:p>ENQ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tatfjord" xlink:type="simple">Statfjord A</text:a></text:p>
          </table:table-cell>
          <table:table-cell table:style-name="ce20" office:value-type="string" calcext:value-type="string">
            <text:p>ENS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tatfjord" xlink:type="simple">Statfjord B</text:a></text:p>
          </table:table-cell>
          <table:table-cell table:style-name="ce20" office:value-type="string" calcext:value-type="string">
            <text:p>ENF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tatfjord" xlink:type="simple">Statfjord C</text:a></text:p>
          </table:table-cell>
          <table:table-cell table:style-name="ce20" office:value-type="string" calcext:value-type="string">
            <text:p>ENQ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Stavanger_Airport,_Forus" xlink:type="simple">Stavanger Heliport, Forus</text:a>†</text:p>
          </table:table-cell>
          <table:table-cell table:style-name="ce22" office:value-type="string" calcext:value-type="string">
            <text:p>ENFO</text:p>
          </table:table-cell>
          <table:table-cell table:style-name="ce6" office:value-type="string" calcext:value-type="string">
            <text:p><text:a xlink:href="https://en.wikipedia.org/wiki/Sola,_Norway" xlink:type="simple">Sola</text:a></text:p>
          </table:table-cell>
          <table:table-cell table:style-name="ce6" office:value-type="string" calcext:value-type="string">
            <text:p><text:a xlink:href="https://en.wikipedia.org/wiki/Rogaland" xlink:type="simple">Rogaland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<text:a xlink:href="https://en.wikipedia.org/wiki/Helikopter_Service" xlink:type="simple">Helikopter Service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Stavanger_Heliport,_University_Hospital" xlink:type="simple">Stavanger Heliport, University Hospital</text:a></text:p>
          </table:table-cell>
          <table:table-cell table:style-name="ce21" office:value-type="string" calcext:value-type="string">
            <text:p>ENSX</text:p>
          </table:table-cell>
          <table:table-cell table:style-name="ce9" office:value-type="string" calcext:value-type="string">
            <text:p><text:a xlink:href="https://en.wikipedia.org/wiki/Stavanger" xlink:type="simple">Stavanger</text:a></text:p>
          </table:table-cell>
          <table:table-cell table:style-name="ce9" office:value-type="string" calcext:value-type="string">
            <text:p><text:a xlink:href="https://en.wikipedia.org/wiki/Rogaland" xlink:type="simple">Roga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sk_Luftambulanse" xlink:type="simple">Norsk Luftambulanse</text:a></text:p>
          </table:table-cell>
          <table:table-cell table:style-name="ce14" office:value-type="string" calcext:value-type="string">
            <text:p>Stavanger helikopterplass, sentralsykehuset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Steinkjer helikopterplass, Norsileiret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4" office:value-type="string" calcext:value-type="string">
            <text:p>Stokmarknes helikopterplass, Nordlandssykehuset </text:p>
          </table:table-cell>
          <table:table-cell table:style-name="ce21" office:value-type="string" calcext:value-type="string">
            <text:p>ENSK</text:p>
          </table:table-cell>
          <table:table-cell table:style-name="ce9" table:number-columns-repeated="2"/>
          <table:table-cell table:style-name="ce21"/>
          <table:table-cell table:style-name="ce9"/>
          <table:table-cell table:style-name="ce14" table:number-columns-repeated="3"/>
        </table:table-row>
        <table:table-row table:style-name="ro1">
          <table:table-cell table:style-name="ce1" office:value-type="string" calcext:value-type="string">
            <text:p>Stranda helikopterplass, Beredskapssenteret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4" office:value-type="string" calcext:value-type="string">
            <text:p>Suldal Heliport, Sand</text:p>
          </table:table-cell>
          <table:table-cell table:style-name="ce21" office:value-type="string" calcext:value-type="string">
            <text:p>ENSC</text:p>
          </table:table-cell>
          <table:table-cell table:style-name="ce9" office:value-type="string" calcext:value-type="string">
            <text:p><text:a xlink:href="https://en.wikipedia.org/wiki/Suldal" xlink:type="simple">Suldal</text:a></text:p>
          </table:table-cell>
          <table:table-cell table:style-name="ce9" office:value-type="string" calcext:value-type="string">
            <text:p><text:a xlink:href="https://en.wikipedia.org/wiki/Rogaland" xlink:type="simple">Roga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/index.php?title=Fonnafly&amp;action=edit&amp;redlink=1" xlink:type="simple">Fonnafly</text:a></text:p>
          </table:table-cell>
          <table:table-cell table:style-name="ce14" office:value-type="string" calcext:value-type="string">
            <text:p>Suldal helikopterplass, Sand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Stryn Heliport, Langeset</text:p>
          </table:table-cell>
          <table:table-cell table:style-name="ce21" office:value-type="string" calcext:value-type="string">
            <text:p>ENLG</text:p>
          </table:table-cell>
          <table:table-cell table:style-name="ce9" office:value-type="string" calcext:value-type="string">
            <text:p><text:a xlink:href="https://en.wikipedia.org/wiki/Stryn" xlink:type="simple">Stryn</text:a></text:p>
          </table:table-cell>
          <table:table-cell table:style-name="ce9" office:value-type="string" calcext:value-type="string">
            <text:p><text:a xlink:href="https://en.wikipedia.org/wiki/Sogn_og_Fjordane" xlink:type="simple">Sogn og Fjordane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Helikopter Utleie</text:p>
          </table:table-cell>
          <table:table-cell table:style-name="ce14" office:value-type="string" calcext:value-type="string">
            <text:p>Stryn helikopterplass, Lange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Tambar_oil_field" xlink:type="simple">Tambar</text:a></text:p>
          </table:table-cell>
          <table:table-cell table:style-name="ce20" office:value-type="string" calcext:value-type="string">
            <text:p>ENX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Tønsberg_Hospital" xlink:type="simple">Tønsberg Heliport, Hospital</text:a></text:p>
          </table:table-cell>
          <table:table-cell table:style-name="ce21" office:value-type="string" calcext:value-type="string">
            <text:p>ENTH</text:p>
          </table:table-cell>
          <table:table-cell table:style-name="ce9" office:value-type="string" calcext:value-type="string">
            <text:p><text:a xlink:href="https://en.wikipedia.org/wiki/Tønsberg" xlink:type="simple">Tønsberg</text:a></text:p>
          </table:table-cell>
          <table:table-cell table:style-name="ce9" office:value-type="string" calcext:value-type="string">
            <text:p><text:a xlink:href="https://en.wikipedia.org/wiki/Vestfold" xlink:type="simple">Vestfol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fold_Hospital_Trust" xlink:type="simple">Vestfold Hospital Trust</text:a></text:p>
          </table:table-cell>
          <table:table-cell table:style-name="ce14" office:value-type="string" calcext:value-type="string">
            <text:p>Tønsberg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Troll_A" xlink:type="simple">Troll A</text:a></text:p>
          </table:table-cell>
          <table:table-cell table:style-name="ce20" office:value-type="string" calcext:value-type="string">
            <text:p>ENQ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Troll_gas_field" xlink:type="simple">Troll B</text:a></text:p>
          </table:table-cell>
          <table:table-cell table:style-name="ce20" office:value-type="string" calcext:value-type="string">
            <text:p>ENQ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Troll_gas_field" xlink:type="simple">Troll C</text:a></text:p>
          </table:table-cell>
          <table:table-cell table:style-name="ce20" office:value-type="string" calcext:value-type="string">
            <text:p>ENQ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Tromsø_Heliport,_University_Hospital" xlink:type="simple">Tromsø Heliport, University Hospital</text:a></text:p>
          </table:table-cell>
          <table:table-cell table:style-name="ce21" office:value-type="string" calcext:value-type="string">
            <text:p>ENTU</text:p>
          </table:table-cell>
          <table:table-cell table:style-name="ce9" office:value-type="string" calcext:value-type="string">
            <text:p><text:a xlink:href="https://en.wikipedia.org/wiki/Tromsø" xlink:type="simple">Tromsø</text:a></text:p>
          </table:table-cell>
          <table:table-cell table:style-name="ce9" office:value-type="string" calcext:value-type="string">
            <text:p><text:a xlink:href="https://en.wikipedia.org/wiki/Troms" xlink:type="simple">Troms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University_Hospital_of_North_Norway" xlink:type="simple">University Hospital of North Norway</text:a></text:p>
          </table:table-cell>
          <table:table-cell table:style-name="ce14" office:value-type="string" calcext:value-type="string">
            <text:p>Tromsø helikopterplass, universitets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Trondheim_Heliport,_Rosten" xlink:type="simple">Trondheim Heliport, Rosten</text:a></text:p>
          </table:table-cell>
          <table:table-cell table:style-name="ce21" office:value-type="string" calcext:value-type="string">
            <text:p>ENRT</text:p>
          </table:table-cell>
          <table:table-cell table:style-name="ce9" office:value-type="string" calcext:value-type="string">
            <text:p><text:a xlink:href="https://en.wikipedia.org/wiki/Trondheim" xlink:type="simple">Trondheim</text:a></text:p>
          </table:table-cell>
          <table:table-cell table:style-name="ce9" office:value-type="string" calcext:value-type="string">
            <text:p><text:a xlink:href="https://en.wikipedia.org/wiki/Sør-Trøndelag" xlink:type="simple">Sør-Trøndelag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sk_Luftambulanse" xlink:type="simple">Norsk Luftambulanse</text:a></text:p>
          </table:table-cell>
          <table:table-cell table:style-name="ce14" office:value-type="string" calcext:value-type="string">
            <text:p>Trondheim helikopterplass, Rosten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<text:span text:style-name="T1">†</text:span><text:span text:style-name="T1"><text:a xlink:href="https://en.wikipedia.org/wiki/Røst_Airport" xlink:type="simple">Røst Heliport</text:a></text:span><text:span text:style-name="T1"><text:a xlink:href="https://en.wikipedia.org/wiki/Røst_Airport" xlink:type="simple">Røst Heliport</text:a></text:span></text:p>
          </table:table-cell>
          <table:table-cell table:style-name="ce22" office:value-type="string" calcext:value-type="string">
            <text:p>ENRS</text:p>
          </table:table-cell>
          <table:table-cell table:style-name="ce6" office:value-type="string" calcext:value-type="string">
            <text:p><text:a xlink:href="https://en.wikipedia.org/wiki/Røst" xlink:type="simple">Røst</text:a></text:p>
          </table:table-cell>
          <table:table-cell table:style-name="ce6" office:value-type="string" calcext:value-type="string">
            <text:p><text:a xlink:href="https://en.wikipedia.org/wiki/Nordland" xlink:type="simple">Nordland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Røst Municipality<text:a xlink:href="https://en.wikipedia.org/wiki/List_of_heliports_in_Norway#cite_note-vaeroy-5" xlink:type="simple">[5]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St._Olav%27s_University_Hospital" xlink:type="simple">Trondheim Heliport, St Olav's Hospital</text:a></text:p>
          </table:table-cell>
          <table:table-cell table:style-name="ce21" office:value-type="string" calcext:value-type="string">
            <text:p>ENTR</text:p>
          </table:table-cell>
          <table:table-cell table:style-name="ce9" office:value-type="string" calcext:value-type="string">
            <text:p><text:a xlink:href="https://en.wikipedia.org/wiki/Trondheim" xlink:type="simple">Trondheim</text:a></text:p>
          </table:table-cell>
          <table:table-cell table:style-name="ce9" office:value-type="string" calcext:value-type="string">
            <text:p><text:a xlink:href="https://en.wikipedia.org/wiki/Sør-Trøndelag" xlink:type="simple">Sør-Trøndelag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St._Olav%27s_Hospital_Trust" xlink:type="simple">St. Olav's Hospital Trust</text:a></text:p>
          </table:table-cell>
          <table:table-cell table:style-name="ce14" office:value-type="string" calcext:value-type="string">
            <text:p>Trondheim helikopterplass, St. Olavs Hospital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Ula_oil_field" xlink:type="simple">Ula</text:a></text:p>
          </table:table-cell>
          <table:table-cell table:style-name="ce20" office:value-type="string" calcext:value-type="string">
            <text:p>ENL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Værøy_Heliport" xlink:type="simple">Værøy Heloport, Tobbisodden</text:a></text:p>
          </table:table-cell>
          <table:table-cell table:style-name="ce21" office:value-type="string" calcext:value-type="string">
            <text:p>ENVR</text:p>
          </table:table-cell>
          <table:table-cell table:style-name="ce9" office:value-type="string" calcext:value-type="string">
            <text:p><text:a xlink:href="https://en.wikipedia.org/wiki/Værøy" xlink:type="simple">Værøy</text:a></text:p>
          </table:table-cell>
          <table:table-cell table:style-name="ce9" office:value-type="string" calcext:value-type="string">
            <text:p><text:a xlink:href="https://en.wikipedia.org/wiki/Nordland" xlink:type="simple">Nord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Avinor" xlink:type="simple">Avinor</text:a><text:a xlink:href="https://en.wikipedia.org/wiki/List_of_heliports_in_Norway#cite_note-18" xlink:type="simple">[18]</text:a></text:p>
          </table:table-cell>
          <table:table-cell table:style-name="ce14" office:value-type="string" calcext:value-type="string">
            <text:p>Værøy helikopterhavn, Tabbisodden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Værøy Heliport, Hanna Bakken-jordet†</text:p>
          </table:table-cell>
          <table:table-cell table:style-name="ce2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Værøy" xlink:type="simple">Værøy</text:a></text:p>
          </table:table-cell>
          <table:table-cell table:style-name="ce12" office:value-type="string" calcext:value-type="string">
            <text:p><text:a xlink:href="https://en.wikipedia.org/wiki/Nordland" xlink:type="simple">Nordland</text:a></text:p>
          </table:table-cell>
          <table:table-cell table:style-name="ce20" office:value-type="string" calcext:value-type="string">
            <text:p>General</text:p>
          </table:table-cell>
          <table:table-cell table:style-name="ce12" office:value-type="string" calcext:value-type="string">
            <text:p>Værøy Municipality<text:a xlink:href="https://en.wikipedia.org/wiki/List_of_heliports_in_Norway#cite_note-vaeroy-5" xlink:type="simple">[5]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alemon</text:p>
          </table:table-cell>
          <table:table-cell table:style-name="ce20" office:value-type="string" calcext:value-type="string">
            <text:p>ENQW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A</text:a></text:p>
          </table:table-cell>
          <table:table-cell table:style-name="ce20" office:value-type="string" calcext:value-type="string">
            <text:p>ENVH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Flank North</text:a></text:p>
          </table:table-cell>
          <table:table-cell table:style-name="ce20" office:value-type="string" calcext:value-type="string">
            <text:p>ENXI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Flank South</text:a></text:p>
          </table:table-cell>
          <table:table-cell table:style-name="ce20" office:value-type="string" calcext:value-type="string">
            <text:p>ENXJ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PH</text:a></text:p>
          </table:table-cell>
          <table:table-cell table:style-name="ce20" office:value-type="string" calcext:value-type="string">
            <text:p>ENWV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arg</text:p>
          </table:table-cell>
          <table:table-cell table:style-name="ce20" office:value-type="string" calcext:value-type="string">
            <text:p>ENXV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alisman_Energy" xlink:type="simple">Talisman Energy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eslefrikk A</text:p>
          </table:table-cell>
          <table:table-cell table:style-name="ce20" office:value-type="string" calcext:value-type="string">
            <text:p>ENQ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eslefrikk B</text:p>
          </table:table-cell>
          <table:table-cell table:style-name="ce20" office:value-type="string" calcext:value-type="string">
            <text:p>ENV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isund A</text:p>
          </table:table-cell>
          <table:table-cell table:style-name="ce20" office:value-type="string" calcext:value-type="string">
            <text:p>ENQV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Verdal Heliport, Slottelid</text:p>
          </table:table-cell>
          <table:table-cell table:style-name="ce21" office:value-type="string" calcext:value-type="string">
            <text:p>ENVS</text:p>
          </table:table-cell>
          <table:table-cell table:style-name="ce9" office:value-type="string" calcext:value-type="string">
            <text:p><text:a xlink:href="https://en.wikipedia.org/wiki/Verdal" xlink:type="simple">Verdal</text:a></text:p>
          </table:table-cell>
          <table:table-cell table:style-name="ce9" office:value-type="string" calcext:value-type="string">
            <text:p><text:a xlink:href="https://en.wikipedia.org/wiki/Nord-Trøndelag" xlink:type="simple">Nord-Trøndelag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Midtnorsk Helikopterservice</text:p>
          </table:table-cell>
          <table:table-cell table:style-name="ce14" office:value-type="string" calcext:value-type="string">
            <text:p>Verdal helikopterplass, Slottelid</text:p>
          </table:table-cell>
          <table:table-cell table:style-name="ce14" table:number-columns-repeated="2"/>
        </table:table-row>
        <table:table-row table:style-name="ro1" table:number-rows-repeated="104844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00-00-00</text:date>, <text:time style:data-style-name="N2" text:time-value="18:22:58.753000000">00:00:00</text:time></text:p>
        </style:region-right>
      </style:header>
      <style:header-left style:display="false"/>
      <style:header-first style:display="false"/>
      <style:footer>
        <text:p>Sid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5T18:45:51.722000000</dc:date>
    <meta:editing-duration>PT3H12M17S</meta:editing-duration>
    <meta:editing-cycles>52</meta:editing-cycles>
    <meta:generator>LibreOffice/7.3.2.2$Windows_X86_64 LibreOffice_project/49f2b1bff42cfccbd8f788c8dc32c1c309559be0</meta:generator>
    <meta:document-statistic meta:table-count="1" meta:cell-count="747" meta:object-count="0"/>
  </office:meta>
</office:document-meta>
</file>